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et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Python also includes a data type for sets. A set is an unordered collection with no duplicate elements.</text:p>
              </text:list-item>
              <text:list-item>
                <text:p><text:s/>Basic uses include membership testing and eliminating duplicate entries.</text:p>
              </text:list-item>
              <text:list-item>
                <text:p><text:s/>Set objects also support mathematical operations like union, intersection, difference, and symmetric difference.</text:p>
              </text:list-item>
              <text:list-item>
                <text:p>Curly braces or the set() function can be used to create sets.</text:p>
              </text:list-item>
              <text:list-item>
                <text:p><text:s/>Note: to create an empty set you have to use set(), not {}; the latter creates an empty diction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Examples for set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  <text:p><text:s/>basket = {'apple', 'orange', 'apple', 'pear', 'orange', 'banana'}</text:p>
                <text:p><text:s/>print(basket) <text:s text:c="21"/># show that duplicates have been removed</text:p>
                <text:p>{'orange', 'banana', 'pear', 'apple'}</text:p>
                <text:p><text:s/>'orange' in basket <text:s text:c="16"/># fast membership testing</text:p>
                <text:p>True</text:p>
                <text:p>'crabgrass' in basket</text:p>
                <text:p>False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Demonstrate set operations on unique letters from two words</text:p>
              </text:list-header>
            </text:list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<text:s/>a <text:s/>= set('abracadabra')</text:p>
                <text:p><text:s/>b = set('alacazam')</text:p>
                <text:p><text:s/>a <text:s text:c="33"/># unique letters in a</text:p>
              </text:list-header>
              <text:list-item>
                <text:p>{'a', 'r', 'b', 'c', 'd'}</text:p>
                <text:p><text:s/>a - b <text:s text:c="29"/># letters in a but not in b</text:p>
              </text:list-item>
              <text:list-item>
                <text:p>{'r', 'd', 'b'}</text:p>
                <text:p><text:s/>a | b <text:s text:c="29"/># letters in either a or b</text:p>
              </text:list-item>
              <text:list-item>
                <text:p>{'a', 'c', 'r', 'd', 'b', 'm', 'z', 'l'}</text:p>
                <text:p>a &amp; b <text:s text:c="29"/># letters in both a and b</text:p>
              </text:list-item>
              <text:list-item>
                <text:p>{'a', 'c'}</text:p>
                <text:p>a ^ b <text:s text:c="29"/># letters in a or b but not both</text:p>
              </text:list-item>
              <text:list-item>
                <text:p>{'r', 'd', 'b', 'm', 'z', 'l'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Dictionari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Dictionaries are similar to other compound types except that they can use any<text:span text:style-name="T1"> immutable</text:span> type as an index. As an example, we will create a dictionary to translate English words into Spanish. For this dictionary, the indices are strings.</text:p>
              </text:list-item>
              <text:list-item>
                <text:p>One way to create a dictionary is to start with the empty dictionary and add element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reating Dictionaries<text:line-break/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/>The empty dictionary is denoted {}:</text:p>
                <text:p><text:s/>eng2sp = {}</text:p>
                <text:p>eng2sp[’one’] = ’uno’</text:p>
                <text:p>eng2sp[’two’] = ’dos’</text:p>
              </text:list-item>
              <text:list-item>
                <text:p>The first assignment creates a dictionary named eng2sp; the other assignments add new elements to the dictionary. We can print the current value of the dictionary in the usual way:</text:p>
                <text:p>print eng2sp</text:p>
                <text:p>{’one’: ’uno’, ’two’: ’dos’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Explanation about Dictionaries<text:line-break/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he elements of a dictionary appear in a comma-separated list. Each entry</text:p>
              </text:list-item>
              <text:list-item>
                <text:p>contains an index and a value separated by a colon. In a dictionary, the indices are called keys, so the elements are called key-value pairs.</text:p>
              </text:list-item>
              <text:list-item>
                <text:p>Another way to create a dictionary is to provide a list of key-value pairs using</text:p>
              </text:list-item>
              <text:list-item>
                <text:p>the same syntax as the previous output:</text:p>
                <text:p>eng2sp = {’one’: ’uno’, ’two’: ’dos’, ’three’: ’tres’}</text:p>
                <text:p>If we print the value of eng2sp again, we get a surprise:</text:p>
                <text:p><text:s/>print eng2sp</text:p>
              </text:list-item>
              <text:list-item>
                <text:p>{’one’: ’uno’, ’three’: ’tres’, ’two’: ’dos’}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he key-value pairs are not in order! Fortunately, there is no reason to care about the order, since the elements of a dictionary are never indexed with integer indices. </text:p>
              </text:list-item>
              <text:list-item>
                <text:p>Instead, we use the keys to look up the corresponding values:</text:p>
                <text:p>print eng2sp[’two’]</text:p>
                <text:p>’dos’</text:p>
                <text:p>The key ’two’ yields the value ’dos’ even though it appears in the third keyvalue pai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roperties of Dictionary key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Dictionary values have no restrictions. They can be any arbitrary Python object, either standard objects or user-defined objects. However, same is not true for the keys.</text:p>
                <text:p>There are two important points to remember about dictionary keys −</text:p>
                <text:p>(a) More than one entry per key not allowed. Which means no duplicate key is allowed. When duplicate keys encountered during assignment, the last assignment wins. For example −</text:p>
                <text:p>#!/usr/bin/python</text:p>
                <text:p>dict = {'Name': 'Zara', 'Age': 7, 'Name': 'Manni'}</text:p>
                <text:p>print "dict['Name']: ", dict['Name']</text:p>
                <text:p>When the above code is executed, it produces the following result −</text:p>
                <text:p>dict['Name']: <text:s/>Manni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Properties of Dictionary key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(b) Keys must be immutable. Which means you can use strings, numbers or tuples as dictionary keys but something like ['key'] is not allowed. Following is a simple example:</text:p>
                <text:p>#!/usr/bin/python</text:p>
                <text:p>dict = {['Name']: 'Zara', 'Age': 7}</text:p>
                <text:p>print "dict['Name']: ", dict['Name']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ictionary operation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inventory = {’apples’: 430, ’bananas’: 312, ’oranges’: 525,</text:p>
                <text:p>’pears’: 217}</text:p>
                <text:p>print inventory</text:p>
                <text:p>{’oranges’: 525, ’apples’: 430, ’pears’: 217, ’bananas’: 312}</text:p>
                <text:p>If someone buys all of the pears, we can remove the entry from the dictionary:</text:p>
                <text:p><text:span text:style-name="T1">del </text:span>inventory[’pears’]</text:p>
                <text:p>print inventory</text:p>
                <text:p>{’oranges’: 525, ’apples’: 430, ’bananas’: 312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ictionary operation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Or if we’re expecting more pears soon, we might just change the value associated with pears:</text:p>
                <text:p>inventory[’pears’] = 0</text:p>
                <text:p>print inventory{’oranges’: 525, ’apples’: 430, ’pears’: 0, ’bananas’: 312}</text:p>
                <text:p>The <text:span text:style-name="T1">len</text:span> function also works on dictionaries;</text:p>
                <text:p><text:s/>it returns the number of key-value pairs:</text:p>
                <text:p><text:s/>len(inventory)</text:p>
                <text:p>4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ictionary Method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 method is similar to a function—it takes arguments and returns a value—but the syntax is different</text:p>
                <text:p><text:span text:style-name="T1">Examples:</text:span></text:p>
              </text:list-item>
              <text:list-item>
                <text:p>eng2sp.keys() - returns all keys</text:p>
              </text:list-item>
              <text:list-item>
                <text:p>eng2sp.values() - returns all values</text:p>
              </text:list-item>
              <text:list-item>
                <text:p>eng2sp.items() - returns all dictionary items</text:p>
              </text:list-item>
              <text:list-item>
                <text:p>Eng2sp.has_key('one') – it returns either true or fals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Counting Letter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Dictionaries provide an elegant way to generate a histogram:</text:p>
                <text:p>letterCounts = {}</text:p>
                <text:p>for letter in "Mississippi":</text:p>
                <text:p><text:s text:c="4"/>letterCounts[letter] = letterCounts.get (letter, 0) + <text:tab/>1</text:p>
                <text:p><text:s text:c="4"/>letterCounts</text:p>
                <text:p><text:s text:c="4"/>{’M’: 1, ’s’: 4, ’p’: 2, ’i’: 4}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il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While a program is running, its data is in memory. When the program ends,or the computer shuts down, data in memory disappears. </text:p>
              </text:list-item>
              <text:list-item>
                <text:p>To store data permanently,you have to put it in a file. Files are usually stored on a hard drive,floppy drive, or CD-RO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ile Operation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Opening a file creates a file object. In this example, the variable f refers to the new file object.</text:p>
                <text:p>f = open("test.dat","w")</text:p>
                <text:p>print f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riting into the fil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o put data in the file we invoke the <text:span text:style-name="T1">write</text:span> method on the file object:</text:p>
                <text:p>f.write("Now is the time")</text:p>
                <text:p>f.write("to close the file")</text:p>
              </text:list-item>
              <text:list-item>
                <text:p>Closing the file tells the system that we are done writing and makes the file</text:p>
                <text:p>available for reading:</text:p>
                <text:p>f.close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eading a Fil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Reading a file:</text:span></text:p>
                <text:p>f = open("test.dat","r")</text:p>
                <text:p>text = f.read()</text:p>
                <text:p>print text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eading Text Fil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 text file is a file that contains printable characters and whitespace, organized into lines separated by newline characters</text:p>
                <text:p><text:span text:style-name="T1">Example:</text:span></text:p>
                <text:p>f = open("test.dat","w")</text:p>
                <text:p>f.write("line one\nline two\nline three\n")</text:p>
                <text:p>f.close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ifference between readline and readlin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he <text:span text:style-name="T1">readline </text:span>method reads all the characters up to and including the next</text:p>
                <text:p>newline character:</text:p>
                <text:p><text:s/>f = open("test.dat","r")</text:p>
                <text:p><text:s/>print <text:span text:style-name="T1">f.readline()</text:span></text:p>
                <text:p>line one</text:p>
                <text:p><text:span text:style-name="T1">readlines</text:span> returns all of the remaining lines as a list of strings:</text:p>
                <text:p>print <text:span text:style-name="T1">f.readlines()</text:span></text:p>
                <text:p>[’line two\012’, ’line three\012’]</text:p>
              </text:list-item>
              <text:list-item>
                <text:p>At the end of the file, readline returns the empty string and readlines returns the empty list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Assertion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n assertion is a sanity-check that you can turn on or turn off when you are done with your testing of the program.</text:p>
              </text:list-item>
              <text:list-item>
                <text:p>The easiest way to think of an assertion is to liken it to a raise-if statement (or to be more accurate, a raise-if-not statement). An expression is tested, and if the result comes up false, an exception is raised.</text:p>
              </text:list-item>
              <text:list-item>
                <text:p>Assertions are carried out by the assert statement, the newest keyword to Python, introduced in version 1.5.</text:p>
              </text:list-item>
              <text:list-item>
                <text:p>Programmers often place assertions at the start of a function to check for valid input, and after a function call to check for valid output.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xample for assert statemen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a = []</text:p>
                <text:p><text:span text:style-name="T1">assert</text:span> (len(a)),"no items in the list!"</text:p>
                <text:p>It prints the assertion error.</text:p>
                <text:p/>
                <text:p>AssertionError <text:s text:c="27"/>Traceback (most recent call last)</text:p>
                <text:p>&lt;ipython-input-6-94b937f04798&gt; in &lt;module&gt;()</text:p>
                <text:p><text:s text:c="6"/>1 a = []</text:p>
                <text:p>2 assert (len(a)),"no items!"</text:p>
                <text:p/>
                <text:p>AssertionError: no items!</text:p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xception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Whenever a runtime error occurs, it creates an exception. Usually, the program stops and Python prints an error message.</text:p>
                <text:p><text:span text:style-name="T1">For example</text:span>, dividing by zero creates an exception:</text:p>
                <text:p>print 55/0</text:p>
              </text:list-item>
              <text:list-item>
                <text:p><text:span text:style-name="T1">ZeroDivisionError</text:span>: integer division or modulo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yntax for Exception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y:</text:p>
                <text:p><text:s text:c="3"/>You do your operations here;</text:p>
                <text:p><text:s text:c="3"/>......................</text:p>
              </text:list-item>
              <text:list-item>
                <text:p>except ExceptionI:</text:p>
                <text:p><text:s text:c="5"/>If there is ExceptionI, then execute this block.</text:p>
              </text:list-item>
              <text:list-item>
                <text:p>except ExceptionII:</text:p>
                <text:p><text:s text:c="4"/>If there is ExceptionII, then execute this block.</text:p>
                <text:p><text:s/>......................</text:p>
              </text:list-item>
              <text:list-item>
                <text:p>else:</text:p>
                <text:p><text:s text:c="4"/>If there is no exception then execute this block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Important points regarding Exception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Here are few important points about the above-mentioned syntax </text:p>
              </text:list-item>
              <text:list-item>
                <text:p>A single try statement can have multiple except statements. This is useful when the try block contains statements that may throw different types of exceptions.</text:p>
              </text:list-item>
              <text:list-item>
                <text:p>You can also provide a generic except clause, which handles any exception.</text:p>
              </text:list-item>
              <text:list-item>
                <text:p>After the except clause(s), you can include an else-clause. The code in the else-block executes if the code in the try: block does not raise an exception.</text:p>
              </text:list-item>
              <text:list-item>
                <text:p>The else-block is a good place for code that does not need the try: block's protec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xample for Exceptions</text:p>
          </draw:text-box>
        </draw:frame>
        <draw:frame presentation:style-name="pr2" draw:layer="layout" svg:width="25.199cm" svg:height="12.179cm" svg:x="1.27cm" svg:y="4.654cm" presentation:class="outline" presentation:user-transformed="true">
          <draw:text-box>
            <text:list text:style-name="L2">
              <text:list-item>
                <text:p>#!/usr/bin/python</text:p>
              </text:list-item>
              <text:list-item>
                <text:p>Try:</text:p>
                <text:p><text:s text:c="5"/>fh = open("testfile", "w")</text:p>
                <text:p><text:s text:c="5"/>fh.write("This is my test file for exception handling!!")</text:p>
              </text:list-item>
              <text:list-item>
                <text:p>except IOError:</text:p>
                <text:p><text:s text:c="5"/>print "Error: can\'t find file or read data"</text:p>
              </text:list-item>
              <text:list-item>
                <text:p>else:</text:p>
                <text:p><text:s text:c="5"/>print "Written content in the file successfully"</text:p>
                <text:p><text:s text:c="5"/>fh.close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inally block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You can use a finally: block along with a try: block. The finally block is a place to put any code that must execute, whether the try-block raised an exception or not. The syntax of the try-finally statement is this −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yntax for Finally block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y:</text:p>
                <text:p><text:s text:c="3"/>You do your operations here;</text:p>
                <text:p><text:s text:c="3"/>......................</text:p>
                <text:p><text:s text:c="3"/>Due to any exception, this may be skipped.</text:p>
              </text:list-item>
              <text:list-item>
                <text:p>finally:</text:p>
                <text:p><text:s text:c="3"/>This would always be executed.</text:p>
                <text:p><text:s text:c="3"/>...................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xample for Finally Block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#!/usr/bin/python</text:p>
              </text:list-item>
              <text:list-item>
                <text:p>try:</text:p>
                <text:p><text:s text:c="2"/>fh = open("testfile", "w")</text:p>
                <text:p><text:s text:c="2"/>fh.write("This is my test file for exception handling!!")</text:p>
              </text:list-item>
              <text:list-item>
                <text:p>finally:</text:p>
                <text:p><text:s text:c="3"/>print "Error: can\'t find file or read data"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3T13:54:23.024408303</meta:creation-date>
    <meta:generator>LibreOffice/4.2.8.2$Linux_X86_64 LibreOffice_project/420m0$Build-2</meta:generator>
    <dc:date>2016-06-15T10:39:41.495414605</dc:date>
    <meta:editing-duration>PT3H21M33S</meta:editing-duration>
    <meta:editing-cycles>36</meta:editing-cycles>
    <meta:document-statistic meta:object-count="141"/>
  </office:meta>
</office:document-meta>
</file>